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table>
      <mtr>
        <mtd>
          <mrow>
            <mi>O</mi>
            <mrow>
              <mo stretchy="false">(</mo>
              <mrow>
                <mrow>
                  <mrow>
                    <mi>a</mi>
                    <mo stretchy="false">+</mo>
                    <mi>c</mi>
                  </mrow>
                  <mo stretchy="false">+</mo>
                  <mrow>
                    <mi>t</mi>
                    <mo stretchy="false">∗</mo>
                    <mrow>
                      <mo stretchy="false">(</mo>
                      <mrow>
                        <mrow>
                          <mrow>
                            <mrow>
                              <mi>a</mi>
                              <mo stretchy="false">+</mo>
                              <mrow>
                                <mi>a</mi>
                                <mo stretchy="false">∗</mo>
                                <mrow>
                                  <mo stretchy="false">(</mo>
                                  <mrow>
                                    <mrow>
                                      <mrow>
                                        <mi>c</mi>
                                        <mo stretchy="false">+</mo>
                                        <mrow>
                                          <mrow>
                                            <mn>2</mn>
                                            <mo stretchy="false">∗</mo>
                                            <mi>c</mi>
                                          </mrow>
                                          <mo stretchy="false">∗</mo>
                                          <mrow>
                                            <mo stretchy="false">(</mo>
                                            <mrow>
                                              <mrow>
                                                <mi>c</mi>
                                                <mo stretchy="false">+</mo>
                                                <mrow>
                                                  <mi>c</mi>
                                                  <mo stretchy="false">∗</mo>
                                                  <mi>log</mi>
                                                </mrow>
                                              </mrow>
                                              <mrow>
                                                <mo stretchy="false">(</mo>
                                                <mrow>
                                                  <mi>c</mi>
                                                </mrow>
                                                <mo stretchy="false">)</mo>
                                              </mrow>
                                            </mrow>
                                            <mo stretchy="false">)</mo>
                                          </mrow>
                                        </mrow>
                                      </mrow>
                                      <mo stretchy="false">+</mo>
                                      <mrow>
                                        <mn>2</mn>
                                        <mo stretchy="false">∗</mo>
                                        <mi>c</mi>
                                      </mrow>
                                    </mrow>
                                  </mrow>
                                  <mo stretchy="false">)</mo>
                                </mrow>
                              </mrow>
                            </mrow>
                            <mo stretchy="false">+</mo>
                            <msup>
                              <mi>c</mi>
                              <mn>2</mn>
                            </msup>
                          </mrow>
                          <mo stretchy="false">+</mo>
                          <mrow>
                            <mrow>
                              <mn>2</mn>
                              <mo stretchy="false">∗</mo>
                              <mi>a</mi>
                            </mrow>
                            <mo stretchy="false">∗</mo>
                            <mi>c</mi>
                          </mrow>
                        </mrow>
                      </mrow>
                      <mo stretchy="false">)</mo>
                    </mrow>
                  </mrow>
                </mrow>
              </mrow>
              <mo stretchy="false">)</mo>
            </mrow>
          </mrow>
        </mtd>
      </mtr>
      <mtr>
        <mtd>
          <mrow>
            <mrow>
              <mrow/>
              <mo stretchy="false">=</mo>
              <mi>O</mi>
            </mrow>
            <mrow>
              <mo stretchy="false">(</mo>
              <mrow>
                <mrow>
                  <mrow>
                    <mrow>
                      <mrow>
                        <mrow>
                          <mi>a</mi>
                          <mo stretchy="false">+</mo>
                          <mi>c</mi>
                        </mrow>
                        <mo stretchy="false">+</mo>
                        <mrow>
                          <mi>t</mi>
                          <mo stretchy="false">∗</mo>
                          <mi>a</mi>
                        </mrow>
                      </mrow>
                      <mo stretchy="false">+</mo>
                      <mrow>
                        <mrow>
                          <mi>t</mi>
                          <mo stretchy="false">∗</mo>
                          <mi>a</mi>
                        </mrow>
                        <mo stretchy="false">∗</mo>
                        <mrow>
                          <mo stretchy="false">(</mo>
                          <mrow>
                            <mrow>
                              <mrow>
                                <mi>c</mi>
                                <mo stretchy="false">+</mo>
                                <mrow>
                                  <mrow>
                                    <mn>2</mn>
                                    <mo stretchy="false">∗</mo>
                                    <mi>c</mi>
                                  </mrow>
                                  <mo stretchy="false">∗</mo>
                                  <mrow>
                                    <mo stretchy="false">(</mo>
                                    <mrow>
                                      <mrow>
                                        <mi>c</mi>
                                        <mo stretchy="false">+</mo>
                                        <mrow>
                                          <mi>c</mi>
                                          <mo stretchy="false">∗</mo>
                                          <mi>log</mi>
                                        </mrow>
                                      </mrow>
                                      <mrow>
                                        <mo stretchy="false">(</mo>
                                        <mrow>
                                          <mi>c</mi>
                                        </mrow>
                                        <mo stretchy="false">)</mo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  <mo stretchy="false">+</mo>
                              <mrow>
                                <mn>2</mn>
                                <mo stretchy="false">∗</mo>
                                <mi>c</mi>
                              </mrow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i>t</mi>
                      <mo stretchy="false">∗</mo>
                      <msup>
                        <mi>c</mi>
                        <mn>2</mn>
                      </msup>
                    </mrow>
                  </mrow>
                  <mo stretchy="false">+</mo>
                  <mrow>
                    <mrow>
                      <mrow>
                        <mn>2</mn>
                        <mo stretchy="false">∗</mo>
                        <mi>t</mi>
                      </mrow>
                      <mo stretchy="false">∗</mo>
                      <mi>a</mi>
                    </mrow>
                    <mo stretchy="false">∗</mo>
                    <mi>c</mi>
                  </mrow>
                </mrow>
              </mrow>
              <mo stretchy="false">)</mo>
            </mrow>
          </mrow>
        </mtd>
      </mtr>
      <mtr>
        <mtd>
          <mrow>
            <mrow>
              <mrow/>
              <mo stretchy="false">=</mo>
              <mi>O</mi>
            </mrow>
            <mrow>
              <mo stretchy="false">(</mo>
              <mrow>
                <mrow>
                  <mrow>
                    <mrow>
                      <mrow>
                        <mrow>
                          <mrow>
                            <mrow>
                              <mi>a</mi>
                              <mo stretchy="false">+</mo>
                              <mi>c</mi>
                            </mrow>
                            <mo stretchy="false">+</mo>
                            <mrow>
                              <mi>t</mi>
                              <mo stretchy="false">∗</mo>
                              <mi>a</mi>
                            </mrow>
                          </mrow>
                          <mo stretchy="false">+</mo>
                          <mrow>
                            <mrow>
                              <mi>t</mi>
                              <mo stretchy="false">∗</mo>
                              <mi>a</mi>
                            </mrow>
                            <mo stretchy="false">∗</mo>
                            <mi>c</mi>
                          </mrow>
                        </mrow>
                        <mo stretchy="false">+</mo>
                        <mrow>
                          <mrow>
                            <mrow>
                              <mrow>
                                <mi>t</mi>
                                <mo stretchy="false">∗</mo>
                                <mi>a</mi>
                              </mrow>
                              <mo stretchy="false">∗</mo>
                              <mn>2</mn>
                            </mrow>
                            <mo stretchy="false">∗</mo>
                            <mi>c</mi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i>c</mi>
                                <mo stretchy="false">+</mo>
                                <mrow>
                                  <mi>c</mi>
                                  <mo stretchy="false">∗</mo>
                                  <mi>log</mi>
                                </mrow>
                              </mrow>
                              <mrow>
                                <mo stretchy="false">(</mo>
                                <mrow>
                                  <mi>c</mi>
                                </mrow>
                                <mo stretchy="false">)</mo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row>
                          <mrow>
                            <mi>t</mi>
                            <mo stretchy="false">∗</mo>
                            <mi>a</mi>
                          </mrow>
                          <mo stretchy="false">∗</mo>
                          <mn>2</mn>
                        </mrow>
                        <mo stretchy="false">∗</mo>
                        <mi>c</mi>
                      </mrow>
                    </mrow>
                    <mo stretchy="false">+</mo>
                    <mrow>
                      <mi>t</mi>
                      <mo stretchy="false">∗</mo>
                      <msup>
                        <mi>c</mi>
                        <mn>2</mn>
                      </msup>
                    </mrow>
                  </mrow>
                  <mo stretchy="false">+</mo>
                  <mrow>
                    <mrow>
                      <mrow>
                        <mn>2</mn>
                        <mo stretchy="false">∗</mo>
                        <mi>t</mi>
                      </mrow>
                      <mo stretchy="false">∗</mo>
                      <mi>a</mi>
                    </mrow>
                    <mo stretchy="false">∗</mo>
                    <mi>c</mi>
                  </mrow>
                </mrow>
              </mrow>
              <mo stretchy="false">)</mo>
            </mrow>
          </mrow>
        </mtd>
      </mtr>
      <mtr>
        <mtd>
          <mrow>
            <mrow>
              <mrow/>
              <mo stretchy="false">=</mo>
              <mi>O</mi>
            </mrow>
            <mrow>
              <mo stretchy="false">(</mo>
              <mrow>
                <mrow>
                  <mrow>
                    <mrow>
                      <mrow>
                        <mrow>
                          <mi>a</mi>
                          <mo stretchy="false">+</mo>
                          <mi>c</mi>
                        </mrow>
                        <mo stretchy="false">+</mo>
                        <mrow>
                          <mi>t</mi>
                          <mo stretchy="false">∗</mo>
                          <mi>a</mi>
                        </mrow>
                      </mrow>
                      <mo stretchy="false">+</mo>
                      <mrow>
                        <mrow>
                          <mi>t</mi>
                          <mo stretchy="false">∗</mo>
                          <mi>a</mi>
                        </mrow>
                        <mo stretchy="false">∗</mo>
                        <mi>c</mi>
                      </mrow>
                    </mrow>
                    <mo stretchy="false">+</mo>
                    <mrow>
                      <mrow>
                        <mrow>
                          <mn>2</mn>
                          <mo stretchy="false">∗</mo>
                          <mi>t</mi>
                        </mrow>
                        <mo stretchy="false">∗</mo>
                        <mi>a</mi>
                      </mrow>
                      <mo stretchy="false">∗</mo>
                      <msup>
                        <mi>c</mi>
                        <mn>2</mn>
                      </msup>
                    </mrow>
                  </mrow>
                  <mo stretchy="false">+</mo>
                  <mrow>
                    <mrow>
                      <mrow>
                        <mrow>
                          <mi>t</mi>
                          <mo stretchy="false">∗</mo>
                          <mi>a</mi>
                        </mrow>
                        <mo stretchy="false">∗</mo>
                        <mn>2</mn>
                      </mrow>
                      <mo stretchy="false">∗</mo>
                      <msup>
                        <mi>c</mi>
                        <mn>2</mn>
                      </msup>
                    </mrow>
                    <mo stretchy="false">∗</mo>
                    <mi>log</mi>
                  </mrow>
                </mrow>
                <mrow>
                  <mrow>
                    <mrow>
                      <mrow>
                        <mo stretchy="false">(</mo>
                        <mrow>
                          <mi>c</mi>
                        </mrow>
                        <mo stretchy="false">)</mo>
                      </mrow>
                      <mo stretchy="false">+</mo>
                      <mrow>
                        <mrow>
                          <mrow>
                            <mi>t</mi>
                            <mo stretchy="false">∗</mo>
                            <mi>a</mi>
                          </mrow>
                          <mo stretchy="false">∗</mo>
                          <mn>2</mn>
                        </mrow>
                        <mo stretchy="false">∗</mo>
                        <mi>c</mi>
                      </mrow>
                    </mrow>
                    <mo stretchy="false">+</mo>
                    <mrow>
                      <mi>t</mi>
                      <mo stretchy="false">∗</mo>
                      <msup>
                        <mi>c</mi>
                        <mn>2</mn>
                      </msup>
                    </mrow>
                  </mrow>
                  <mo stretchy="false">+</mo>
                  <mrow>
                    <mrow>
                      <mrow>
                        <mn>2</mn>
                        <mo stretchy="false">∗</mo>
                        <mi>t</mi>
                      </mrow>
                      <mo stretchy="false">∗</mo>
                      <mi>a</mi>
                    </mrow>
                    <mo stretchy="false">∗</mo>
                    <mi>c</mi>
                  </mrow>
                </mrow>
              </mrow>
              <mo stretchy="false">)</mo>
            </mrow>
          </mrow>
        </mtd>
      </mtr>
      <mtr>
        <mtd>
          <mrow>
            <mrow>
              <mrow/>
              <mo stretchy="false">=</mo>
              <mi>O</mi>
            </mrow>
            <mrow>
              <mo stretchy="false">(</mo>
              <mrow>
                <mrow>
                  <mrow>
                    <mrow>
                      <mrow>
                        <mrow>
                          <mi>a</mi>
                          <mo stretchy="false">+</mo>
                          <mi>c</mi>
                        </mrow>
                        <mo stretchy="false">+</mo>
                        <mrow>
                          <mi>t</mi>
                          <mo stretchy="false">∗</mo>
                          <mi>a</mi>
                        </mrow>
                      </mrow>
                      <mo stretchy="false">+</mo>
                      <mrow>
                        <mrow>
                          <mrow>
                            <mn>5</mn>
                            <mo stretchy="false">∗</mo>
                            <mi>t</mi>
                          </mrow>
                          <mo stretchy="false">∗</mo>
                          <mi>a</mi>
                        </mrow>
                        <mo stretchy="false">∗</mo>
                        <mi>c</mi>
                      </mrow>
                    </mrow>
                    <mo stretchy="false">+</mo>
                    <mrow>
                      <mrow>
                        <mrow>
                          <mn>2</mn>
                          <mo stretchy="false">∗</mo>
                          <mi>t</mi>
                        </mrow>
                        <mo stretchy="false">∗</mo>
                        <mi>a</mi>
                      </mrow>
                      <mo stretchy="false">∗</mo>
                      <msup>
                        <mi>c</mi>
                        <mn>2</mn>
                      </msup>
                    </mrow>
                  </mrow>
                  <mo stretchy="false">+</mo>
                  <mrow>
                    <mrow>
                      <mrow>
                        <mrow>
                          <mn>2</mn>
                          <mo stretchy="false">∗</mo>
                          <mi>t</mi>
                        </mrow>
                        <mo stretchy="false">∗</mo>
                        <mi>a</mi>
                      </mrow>
                      <mo stretchy="false">∗</mo>
                      <msup>
                        <mi>c</mi>
                        <mn>2</mn>
                      </msup>
                    </mrow>
                    <mo stretchy="false">∗</mo>
                    <mi>log</mi>
                  </mrow>
                </mrow>
                <mrow>
                  <mrow>
                    <mo stretchy="false">(</mo>
                    <mrow>
                      <mi>c</mi>
                    </mrow>
                    <mo stretchy="false">)</mo>
                  </mrow>
                  <mo stretchy="false">+</mo>
                  <mrow>
                    <mi>t</mi>
                    <mo stretchy="false">∗</mo>
                    <msup>
                      <mi>c</mi>
                      <mn>2</mn>
                    </msup>
                  </mrow>
                </mrow>
              </mrow>
              <mo stretchy="false">)</mo>
            </mrow>
          </mrow>
        </mtd>
      </mtr>
      <mtr>
        <mtd>
          <mrow>
            <mrow>
              <mrow/>
              <mo stretchy="false">=</mo>
              <mi>O</mi>
            </mrow>
            <mrow>
              <mo stretchy="false">(</mo>
              <mrow>
                <mi mathvariant="italic">max</mi>
                <mrow>
                  <mo stretchy="false">(</mo>
                  <mrow>
                    <mrow>
                      <mi>t</mi>
                      <mo stretchy="false">∗</mo>
                      <mi>a</mi>
                    </mrow>
                    <mi>,</mi>
                    <mrow>
                      <mrow>
                        <mi>t</mi>
                        <mo stretchy="false">∗</mo>
                        <mi>a</mi>
                      </mrow>
                      <mo stretchy="false">∗</mo>
                      <mi>c</mi>
                    </mrow>
                    <mi>,</mi>
                    <mrow>
                      <mrow>
                        <mi>t</mi>
                        <mo stretchy="false">∗</mo>
                        <mi>a</mi>
                      </mrow>
                      <mo stretchy="false">∗</mo>
                      <msup>
                        <mi>c</mi>
                        <mn>2,</mn>
                      </msup>
                    </mrow>
                    <mrow>
                      <mrow>
                        <mrow>
                          <mi>t</mi>
                          <mo stretchy="false">∗</mo>
                          <mi>a</mi>
                        </mrow>
                        <mo stretchy="false">∗</mo>
                        <msup>
                          <mi>c</mi>
                          <mn>2</mn>
                        </msup>
                      </mrow>
                      <mo stretchy="false">∗</mo>
                      <mi>log</mi>
                    </mrow>
                    <mrow>
                      <mo stretchy="false">(</mo>
                      <mrow>
                        <mi>c</mi>
                      </mrow>
                      <mo stretchy="false">)</mo>
                    </mrow>
                    <mi>,</mi>
                    <mrow>
                      <mi>t</mi>
                      <mo stretchy="false">∗</mo>
                      <msup>
                        <mi>c</mi>
                        <mn>2</mn>
                      </msup>
                    </mrow>
                  </mrow>
                  <mo stretchy="false">)</mo>
                </mrow>
              </mrow>
              <mo stretchy="false">)</mo>
            </mrow>
          </mrow>
        </mtd>
      </mtr>
      <mtr>
        <mtd>
          <mrow>
            <mrow>
              <mrow/>
              <mo stretchy="false">=</mo>
              <mi>O</mi>
            </mrow>
            <mrow>
              <mo stretchy="false">(</mo>
              <mrow>
                <mrow>
                  <mrow>
                    <mrow>
                      <mi>t</mi>
                      <mo stretchy="false">∗</mo>
                      <mi>a</mi>
                    </mrow>
                    <mo stretchy="false">∗</mo>
                    <msup>
                      <mi>c</mi>
                      <mn>2</mn>
                    </msup>
                  </mrow>
                  <mo stretchy="false">∗</mo>
                  <mi>log</mi>
                </mrow>
                <mrow>
                  <mo stretchy="false">(</mo>
                  <mrow>
                    <mi>c</mi>
                  </mrow>
                  <mo stretchy="false">)</mo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i mathvariant="italic">Si</mi>
            <mi mathvariant="italic">se</mi>
            <mi mathvariant="italic">logra</mi>
            <mi mathvariant="italic">implementar</mi>
            <mi mathvariant="italic">getComponent</mi>
            <mi>sin</mi>
            <mi mathvariant="italic">usando</mi>
            <mi mathvariant="italic">la</mi>
            <mi mathvariant="italic">formula</mi>
            <mi mathvariant="italic">del</mi>
            <mi mathvariant="italic">libro</mi>
            <mi>,</mi>
            <mi mathvariant="italic">el</mi>
            <mi mathvariant="italic">orden</mi>
            <mi mathvariant="italic">bajaria</mi>
            <mi>a</mi>
            <mi mathvariant="normal">:</mi>
          </mrow>
        </mtd>
      </mtr>
      <mtr>
        <mtd>
          <mrow>
            <mi>O</mi>
            <mrow>
              <mo stretchy="false">(</mo>
              <mrow>
                <mrow>
                  <mrow>
                    <mi>t</mi>
                    <mo stretchy="false">∗</mo>
                    <mi>a</mi>
                  </mrow>
                  <mo stretchy="false">∗</mo>
                  <msup>
                    <mi>c</mi>
                    <mn>2</mn>
                  </msup>
                </mrow>
              </mrow>
              <mo stretchy="false">)</mo>
            </mrow>
          </mrow>
        </mtd>
      </mtr>
    </mtable>
    <annotation encoding="StarMath 5.0">alignl O(a + c + t * ( a + 	a * ( c + 2 * c * ( c + c*log(c) ) +	2 * c  ) + c^2 + 2 * a * c ))
newline
alignl {} = O(a + c + t*a + t * a * ( c + 2 * c * ( c + c*log(c) ) +	2 * c  ) + t*c^2 + 2 * t * a * c)
newline
alignl {} = O(a + c + t*a + t * a * c + t * a * 2 * c * ( c + c*log(c) ) + t * a * 2 * c + t*c^2 + 2 * t * a * c)
newline
alignl {} = O(a + c + t*a + t * a * c + 2 * t * a *  c ^ 2 + t * a * 2 * c ^ 2 * log(c)  + t * a * 2 * c + t*c^2 + 2 * t * a * c)
newline
alignl {} = O(a + c + t*a + 5 * t * a * c + 2 * t * a *  c ^ 2 + 2 * t * a * c ^ 2 * log(c)   + t*c^2 )
newline alignl {} = O(max (t*a, t*a*c, t*a*c^2, t*a*c^2*log(c) , t*c^2))
newline alignl {} = O(t*a*c^2*log(c))
newline newline alignl Si se logra implementar getComponent sin usando la formula del libro, el orden bajaria a:
newline O(t*a*c^2)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6T14:53:38</meta:creation-date>
    <meta:generator>LibreOffice/3.5$Linux_X86_64 LibreOffice_project/165a79a-7059095-e13bb37-fef39a4-9503d18</meta:generator>
  </office:meta>
</office:document-meta>
</file>